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20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REQUESTS (20:1-5, 9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woColTx-Title-and-2-Column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REQUESTS (20:1-5, 9):<text:s text:c="1"/></text:span><text:span text:style-name="a494" text:class-names=""/></text:p>
          </draw:text-box>
          <svg:title/>
          <svg:desc/>
        </draw:frame>
        <draw:frame draw:id="id93" presentation:style-name="a509" draw:name="Text Placeholder 2" svg:x="1.38021in" svg:y="2in" svg:width="4.61632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May the Lord respond to your cry (20:1, 9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May the Lord keep you safe (20:1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May the Lord send you help and strengthen you (20:2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  <draw:frame draw:id="id94" presentation:style-name="a525" draw:name="Text Placeholder 3" svg:x="6.16319in" svg:y="2in" svg:width="4.61632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May the Lord look favorably on your offerings (20:3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May the Lord grant your heart's desire (20:4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May we shout for joy over your victory (20:5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May the Lord answer all your prayers (20:5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3" draw:style-name="a526" draw:master-page-name="Master1-Layout13-tx-Title-and-Text" presentation:presentation-page-layout-name="Master1-PPL13" draw:id="Slide-258">
        <draw:frame draw:id="id95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PSALM 20<text:s text:c="1"/></text:span><text:span text:style-name="a528" text:class-names=""/></text:p>
          </draw:text-box>
          <svg:title/>
          <svg:desc/>
        </draw:frame>
        <draw:frame draw:id="id96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THE REQUESTS (20:1-5, 9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THE REASSURANCE (20:6-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0 </dc:title>
    <meta:initial-creator>David STRICKLAND</meta:initial-creator>
    <dc:creator>David STRICKLAND</dc:creator>
    <meta:creation-date>2020-02-23T23:18:32Z</meta:creation-date>
    <dc:date>2020-02-23T23:18:32Z</dc:date>
    <meta:template xlink:href="BibleStudy" xlink:type="simple"/>
    <meta:editing-cycles>1</meta:editing-cycles>
    <meta:editing-duration>PT0S</meta:editing-duration>
    <meta:document-statistic meta:paragraph-count="13" meta:word-count="112"/>
  </office:meta>
</office:document-meta>
</file>